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8091in" svg:y="0in">
            <draw:object draw:notify-on-update-of-ranges="Sheet1.A1:Sheet1.A15 Sheet1.B1:Sheet1.B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7665in" svg:y="3.5913in">
            <draw:object draw:notify-on-update-of-ranges="Sheet1.A17:Sheet1.A31 Sheet1.C1:Sheet1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51" calcext:value-type="float">
            <text:p>25951</text:p>
          </table:table-cell>
          <table:table-cell table:formula="of:=25951/[.B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38" calcext:value-type="float">
            <text:p>13438</text:p>
          </table:table-cell>
          <table:table-cell table:formula="of:=25951/[.B2]" office:value-type="float" office:value="1.9311653519869" calcext:value-type="float">
            <text:p>1.931165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25" calcext:value-type="float">
            <text:p>9525</text:p>
          </table:table-cell>
          <table:table-cell table:formula="of:=25951/[.B3]" office:value-type="float" office:value="2.72451443569554" calcext:value-type="float">
            <text:p>2.7245144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30" calcext:value-type="float">
            <text:p>7230</text:p>
          </table:table-cell>
          <table:table-cell table:formula="of:=25951/[.B4]" office:value-type="float" office:value="3.58934993084371" calcext:value-type="float">
            <text:p>3.5893499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54" calcext:value-type="float">
            <text:p>6054</text:p>
          </table:table-cell>
          <table:table-cell table:formula="of:=25951/[.B5]" office:value-type="float" office:value="4.28658738024447" calcext:value-type="float">
            <text:p>4.28658738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42" calcext:value-type="float">
            <text:p>5142</text:p>
          </table:table-cell>
          <table:table-cell table:formula="of:=25951/[.B6]" office:value-type="float" office:value="5.04686892259821" calcext:value-type="float">
            <text:p>5.04686892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41" calcext:value-type="float">
            <text:p>4441</text:p>
          </table:table-cell>
          <table:table-cell table:formula="of:=25951/[.B7]" office:value-type="float" office:value="5.84350371537942" calcext:value-type="float">
            <text:p>5.8435037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8" calcext:value-type="float">
            <text:p>3968</text:p>
          </table:table-cell>
          <table:table-cell table:formula="of:=25951/[.B8]" office:value-type="float" office:value="6.54007056451613" calcext:value-type="float">
            <text:p>6.54007056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64" calcext:value-type="float">
            <text:p>4064</text:p>
          </table:table-cell>
          <table:table-cell table:formula="of:=25951/[.B9]" office:value-type="float" office:value="6.38558070866142" calcext:value-type="float">
            <text:p>6.38558070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85" calcext:value-type="float">
            <text:p>4085</text:p>
          </table:table-cell>
          <table:table-cell table:formula="of:=25951/[.B10]" office:value-type="float" office:value="6.35275397796818" calcext:value-type="float">
            <text:p>6.3527539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8" calcext:value-type="float">
            <text:p>4008</text:p>
          </table:table-cell>
          <table:table-cell table:formula="of:=25951/[.B11]" office:value-type="float" office:value="6.4748003992016" calcext:value-type="float">
            <text:p>6.4748003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87" calcext:value-type="float">
            <text:p>3987</text:p>
          </table:table-cell>
          <table:table-cell table:formula="of:=25951/[.B12]" office:value-type="float" office:value="6.50890393779784" calcext:value-type="float">
            <text:p>6.5089039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05" calcext:value-type="float">
            <text:p>4105</text:p>
          </table:table-cell>
          <table:table-cell table:formula="of:=25951/[.B13]" office:value-type="float" office:value="6.32180267965895" calcext:value-type="float">
            <text:p>6.32180267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64" calcext:value-type="float">
            <text:p>4064</text:p>
          </table:table-cell>
          <table:table-cell table:formula="of:=25951/[.B14]" office:value-type="float" office:value="6.38558070866142" calcext:value-type="float">
            <text:p>6.3855807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22" calcext:value-type="float">
            <text:p>4022</text:p>
          </table:table-cell>
          <table:table-cell table:formula="of:=25951/[.B15]" office:value-type="float" office:value="6.45226255594232" calcext:value-type="float">
            <text:p>6.452262555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0T02:15:39.032810557</meta:creation-date>
    <dc:date>2014-11-20T02:25:51.050059973</dc:date>
    <meta:editing-duration>PT9M43S</meta:editing-duration>
    <meta:editing-cycles>2</meta:editing-cycles>
    <meta:generator>LibreOffice/4.2.6.3$Linux_X86_64 LibreOffice_project/420m0$Build-3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41cm" svg:y="0.316cm" chart:style-name="ch2">
          <text:p>Czas od liczby wątków</text:p>
        </chart:title>
        <chart:legend chart:legend-position="end" svg:x="13.148cm" svg:y="4.201cm" style:legend-expansion="high" chart:style-name="ch3"/>
        <chart:plot-area chart:style-name="ch4" table:cell-range-address="Sheet1.A1:Sheet1.B15" chart:data-source-has-labels="column" svg:x="1.331cm" svg:y="1.661cm" svg:width="11.177cm" svg:height="6.178cm">
          <chartooo:coordinate-region svg:x="2.508cm" svg:y="1.86cm" svg:width="9.813cm" svg:height="5.332cm"/>
          <chart:axis chart:dimension="x" chart:name="primary-x" chart:style-name="ch5" chartooo:axis-type="auto">
            <chartooo:date-scale/>
            <chart:title svg:x="5.856cm" svg:y="8.019cm" chart:style-name="ch6">
              <text:p>liczba wątków</text:p>
            </chart:title>
            <chart:categories table:cell-range-address="Sheet1.A1:Sheet1.A15"/>
          </chart:axis>
          <chart:axis chart:dimension="y" chart:name="primary-y" chart:style-name="ch5">
            <chart:title svg:x="0.451cm" svg:y="5.469cm" chart:style-name="ch7">
              <text:p>czas [ms]</text:p>
            </chart:title>
            <chart:grid chart:style-name="ch8" chart:class="major"/>
          </chart:axis>
          <chart:series chart:style-name="ch9" chart:values-cell-range-address="Sheet1.B1:Sheet1.B1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:Sheet1.A15</svg:desc>
                </draw:g>
              </table:table-cell>
              <table:table-cell office:value-type="float" office:value="25951">
                <text:p>25951</text:p>
                <draw:g>
                  <svg:desc>Sheet1.B1:Sheet1.B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25">
                <text:p>95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42">
                <text:p>514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02cm" svg:y="0.316cm" chart:style-name="ch2">
          <text:p>Wykres przyspieszenia</text:p>
        </chart:title>
        <chart:legend chart:legend-position="end" svg:x="13.148cm" svg:y="4.201cm" style:legend-expansion="high" chart:style-name="ch3"/>
        <chart:plot-area chart:style-name="ch4" table:cell-range-address="Sheet1.A17:Sheet1.A31 Sheet1.C1:Sheet1.C15" chart:data-source-has-labels="column" svg:x="1.331cm" svg:y="1.661cm" svg:width="11.177cm" svg:height="6.178cm">
          <chartooo:coordinate-region svg:x="1.767cm" svg:y="1.86cm" svg:width="10.555cm" svg:height="5.332cm"/>
          <chart:axis chart:dimension="x" chart:name="primary-x" chart:style-name="ch5" chartooo:axis-type="auto">
            <chartooo:date-scale/>
            <chart:title svg:x="5.856cm" svg:y="8.019cm" chart:style-name="ch6">
              <text:p>liczba wątków</text:p>
            </chart:title>
            <chart:categories table:cell-range-address="Sheet1.A17:Sheet1.A31"/>
          </chart:axis>
          <chart:axis chart:dimension="y" chart:name="primary-y" chart:style-name="ch5">
            <chart:title svg:x="0.451cm" svg:y="5.892cm" chart:style-name="ch7">
              <text:p>przyspieszenie</text:p>
            </chart:title>
            <chart:grid chart:style-name="ch8" chart:class="major"/>
          </chart:axis>
          <chart:series chart:style-name="ch9" chart:values-cell-range-address="Sheet1.C1:Sheet1.C15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7:Sheet1.A31</svg:desc>
                </draw:g>
              </table:table-cell>
              <table:table-cell office:value-type="float" office:value="1">
                <text:p>1</text:p>
                <draw:g>
                  <svg:desc>Sheet1.C1:Sheet1.C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311653519869">
                <text:p>1.931165351986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2451443569554">
                <text:p>2.724514435695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8934993084371">
                <text:p>3.589349930843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8658738024447">
                <text:p>4.2865873802444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04686892259821">
                <text:p>5.046868922598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84350371537942">
                <text:p>5.843503715379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54007056451613">
                <text:p>6.540070564516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8558070866142">
                <text:p>6.385580708661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35275397796818">
                <text:p>6.352753977968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4748003992016">
                <text:p>6.47480039920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50890393779784">
                <text:p>6.5089039377978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32180267965895">
                <text:p>6.3218026796589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38558070866142">
                <text:p>6.3855807086614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45226255594232">
                <text:p>6.452262555942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